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s62" style:family="table-cell" style:parent-style-name="Normal">
      <style:table-cell-properties style:cell-protect="none" style:print-content="true" style:vertical-align="bottom"/>
      <style:text-properties style:use-window-font-color="true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s65" style:family="table-cell" style:parent-style-name="Normal">
      <style:table-cell-properties style:cell-protect="none" style:print-content="true" style:vertical-align="bottom"/>
      <style:text-properties style:use-window-font-color="true" style:font-name="Calibri" fo:font-size="11pt" style:font-name-asian="Calibri" style:font-size-asian="11pt" style:font-name-complex="Calibri" style:font-size-complex="11pt"/>
    </style:style>
    <style:style style:name="s68" style:family="table-cell" style:parent-style-name="Normal">
      <style:table-cell-properties style:cell-protect="none" style:print-content="true" fo:border="0.99pt solid #000000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m59140552" style:family="table-cell" style:parent-style-name="Normal">
      <style:table-cell-properties style:cell-protect="none" style:print-content="true" fo:border="0.99pt solid #000000" style:vertical-align="bottom"/>
      <style:text-properties style:use-window-font-color="true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s66" style:family="table-cell" style:parent-style-name="Normal">
      <style:table-cell-properties style:cell-protect="none" style:print-content="true" fo:border="0.99pt solid #000000" style:vertical-align="bottom"/>
      <style:text-properties fo:color="#0000ff" style:font-name="Arial" fo:font-size="10pt" style:font-name-asian="Arial" style:font-size-asian="10pt" style:font-name-complex="Arial" style:font-size-complex="10pt"/>
    </style:style>
    <style:style style:name="ce6" style:family="table-cell" style:parent-style-name="Normal" style:data-style-name="N104">
      <style:table-cell-properties style:cell-protect="none" style:print-content="true" fo:border="0.99pt solid #000000" style:vertical-align="bottom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1" table:number-columns-repeated="11" table:default-cell-style-name="s68"/>
        <table:table-column table:style-name="co1" table:default-cell-style-name="Normal"/>
        <table:table-row table:style-name="ro1">
          <table:table-cell table:style-name="s62" office:value-type="string" calcext:value-type="string" table:number-columns-spanned="12" table:number-rows-spanned="1">
            <text:p><text:s text:c="25"/>ARK | Compare Intel® Products <text:s text:c="20"/></text:p>
          </table:table-cell>
          <table:covered-table-cell table:number-columns-repeated="10" table:style-name="Normal"/>
          <table:covered-table-cell/>
        </table:table-row>
        <table:table-row table:style-name="ro2">
          <table:table-cell table:style-name="s65" office:value-type="string" calcext:value-type="string" table:number-columns-spanned="12" table:number-rows-spanned="1">
            <text:p><text:s text:c="21"/>6/30/2017 12:51:08 PM <text:s text:c="16"/></text:p>
          </table:table-cell>
          <table:covered-table-cell table:number-columns-repeated="10" table:style-name="Normal"/>
          <table:covered-table-cell/>
        </table:table-row>
        <table:table-row table:style-name="ro2">
          <table:table-cell table:style-name="Normal"/>
          <table:table-cell table:style-name="s66" office:value-type="string" calcext:value-type="string">
            <text:p><text:a xlink:href="http://ark.intel.com/products/93805/Intel-Xeon-Processor-E5-4669-v4-55M-Cache-2_20-GHz" xlink:type="simple">Intel® Xeon® Processor E5-4669 v4 (55M Cache, 2.20 GHz)</text:a></text:p>
          </table:table-cell>
          <table:table-cell table:style-name="s66" office:value-type="string" calcext:value-type="string">
            <text:p><text:a xlink:href="http://ark.intel.com/products/93807/Intel-Xeon-Processor-E5-4667-v4-45M-Cache-2_20-GHz" xlink:type="simple">Intel® Xeon® Processor E5-4667 v4 (45M Cache, 2.20 GHz)</text:a></text:p>
          </table:table-cell>
          <table:table-cell table:style-name="s66" office:value-type="string" calcext:value-type="string">
            <text:p><text:a xlink:href="http://ark.intel.com/products/93796/Intel-Xeon-Processor-E5-4660-v4-40M-Cache-2_20-GHz" xlink:type="simple">Intel® Xeon® Processor E5-4660 v4 (40M Cache, 2.20 GHz)</text:a></text:p>
          </table:table-cell>
          <table:table-cell table:style-name="s66" office:value-type="string" calcext:value-type="string">
            <text:p><text:a xlink:href="http://ark.intel.com/products/93808/Intel-Xeon-Processor-E5-4655-v4-30M-Cache-2_50-GHz" xlink:type="simple">Intel® Xeon® Processor E5-4655 v4 (30M Cache, 2.50 GHz)</text:a></text:p>
          </table:table-cell>
          <table:table-cell table:style-name="s66" office:value-type="string" calcext:value-type="string">
            <text:p><text:a xlink:href="http://ark.intel.com/products/93809/Intel-Xeon-Processor-E5-4650-v4-35M-Cache-2_20-GHz" xlink:type="simple">Intel® Xeon® Processor E5-4650 v4 (35M Cache, 2.20 GHz)</text:a></text:p>
          </table:table-cell>
          <table:table-cell table:style-name="s66" office:value-type="string" calcext:value-type="string">
            <text:p><text:a xlink:href="http://ark.intel.com/products/93798/Intel-Xeon-Processor-E5-4640-v4-30M-Cache-2_10-GHz" xlink:type="simple">Intel® Xeon® Processor E5-4640 v4 (30M Cache, 2.10 GHz)</text:a></text:p>
          </table:table-cell>
          <table:table-cell table:style-name="s66" office:value-type="string" calcext:value-type="string">
            <text:p><text:a xlink:href="http://ark.intel.com/products/93802/Intel-Xeon-Processor-E5-4628L-v4-35M-Cache-1_80-GHz" xlink:type="simple">Intel® Xeon® Processor E5-4628L v4 (35M Cache, 1.80 GHz)</text:a></text:p>
          </table:table-cell>
          <table:table-cell table:style-name="s66" office:value-type="string" calcext:value-type="string">
            <text:p><text:a xlink:href="http://ark.intel.com/products/93799/Intel-Xeon-Processor-E5-4627-v4-25M-Cache-2_60-GHz" xlink:type="simple">Intel® Xeon® Processor E5-4627 v4 (25M Cache, 2.60 GHz)</text:a></text:p>
          </table:table-cell>
          <table:table-cell table:style-name="s66" office:value-type="string" calcext:value-type="string">
            <text:p><text:a xlink:href="http://ark.intel.com/products/93800/Intel-Xeon-Processor-E5-4620-v4-25M-Cache-2_10-GHz" xlink:type="simple">Intel® Xeon® Processor E5-4620 v4 (25M Cache, 2.10 GHz)</text:a></text:p>
          </table:table-cell>
          <table:table-cell table:style-name="s66" office:value-type="string" calcext:value-type="string">
            <text:p><text:a xlink:href="http://ark.intel.com/products/93812/Intel-Xeon-Processor-E5-4610-v4-25M-Cache-1_80-GHz" xlink:type="simple">Intel® Xeon® Processor E5-4610 v4 (25M Cache, 1.80 GHz)</text:a></text:p>
          </table:table-cell>
          <table:table-cell/>
        </table:table-row>
        <table:table-row table:style-name="ro2">
          <table:table-cell office:value-type="string" calcext:value-type="string">
            <text:p>Code Name</text:p>
          </table:table-cell>
          <table:table-cell table:number-columns-repeated="10" office:value-type="string" calcext:value-type="string">
            <text:p><text:s/>Broadwell <text:s text:c="19"/>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Essential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Vertical Segment</text:p>
          </table:table-cell>
          <table:table-cell table:number-columns-repeated="6" office:value-type="string" calcext:value-type="string">
            <text:p>Server</text:p>
          </table:table-cell>
          <table:table-cell office:value-type="string" calcext:value-type="string">
            <text:p>Embedded</text:p>
          </table:table-cell>
          <table:table-cell table:number-columns-repeated="3" office:value-type="string" calcext:value-type="string">
            <text:p>Server</text:p>
          </table:table-cell>
          <table:table-cell/>
        </table:table-row>
        <table:table-row table:style-name="ro2">
          <table:table-cell office:value-type="string" calcext:value-type="string">
            <text:p>Processor Number</text:p>
          </table:table-cell>
          <table:table-cell office:value-type="string" calcext:value-type="string">
            <text:p>E5-4669V4</text:p>
          </table:table-cell>
          <table:table-cell office:value-type="string" calcext:value-type="string">
            <text:p>E5-4667V4</text:p>
          </table:table-cell>
          <table:table-cell office:value-type="string" calcext:value-type="string">
            <text:p>E5-4660V4</text:p>
          </table:table-cell>
          <table:table-cell office:value-type="string" calcext:value-type="string">
            <text:p>E5-4655V4</text:p>
          </table:table-cell>
          <table:table-cell office:value-type="string" calcext:value-type="string">
            <text:p>E5-4650V4</text:p>
          </table:table-cell>
          <table:table-cell office:value-type="string" calcext:value-type="string">
            <text:p>E5-4640V4</text:p>
          </table:table-cell>
          <table:table-cell office:value-type="string" calcext:value-type="string">
            <text:p>E5-4628LV4</text:p>
          </table:table-cell>
          <table:table-cell office:value-type="string" calcext:value-type="string">
            <text:p>E5-4627V4</text:p>
          </table:table-cell>
          <table:table-cell office:value-type="string" calcext:value-type="string">
            <text:p>E5-4620V4</text:p>
          </table:table-cell>
          <table:table-cell office:value-type="string" calcext:value-type="string">
            <text:p>E5-4610V4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table:number-columns-repeated="10" office:value-type="string" calcext:value-type="string">
            <text:p>Launched</text:p>
          </table:table-cell>
          <table:table-cell/>
        </table:table-row>
        <table:table-row table:style-name="ro2">
          <table:table-cell office:value-type="string" calcext:value-type="string">
            <text:p>Launch Date</text:p>
          </table:table-cell>
          <table:table-cell table:number-columns-repeated="10" office:value-type="string" calcext:value-type="string">
            <text:p>Q2'16</text:p>
          </table:table-cell>
          <table:table-cell/>
        </table:table-row>
        <table:table-row table:style-name="ro2">
          <table:table-cell office:value-type="string" calcext:value-type="string">
            <text:p>Lithography</text:p>
          </table:table-cell>
          <table:table-cell table:number-columns-repeated="10" office:value-type="string" calcext:value-type="string">
            <text:p>14 nm</text:p>
          </table:table-cell>
          <table:table-cell/>
        </table:table-row>
        <table:table-row table:style-name="ro2">
          <table:table-cell office:value-type="string" calcext:value-type="string">
            <text:p>Recommended Customer Price</text:p>
          </table:table-cell>
          <table:table-cell table:style-name="ce6" office:value-type="currency" office:currency="USD" office:value="7007" calcext:value-type="currency">
            <text:p>$7,007.00</text:p>
          </table:table-cell>
          <table:table-cell table:style-name="ce6" office:value-type="currency" office:currency="USD" office:value="5729" calcext:value-type="currency">
            <text:p>$5,729.00</text:p>
          </table:table-cell>
          <table:table-cell office:value-type="string" calcext:value-type="string">
            <text:p>$4727.00</text:p>
          </table:table-cell>
          <table:table-cell office:value-type="string" calcext:value-type="string">
            <text:p>$4616.00</text:p>
          </table:table-cell>
          <table:table-cell office:value-type="string" calcext:value-type="string">
            <text:p>$3838.00</text:p>
          </table:table-cell>
          <table:table-cell office:value-type="string" calcext:value-type="string">
            <text:p>$2837.00</text:p>
          </table:table-cell>
          <table:table-cell office:value-type="string" calcext:value-type="string">
            <text:p>$2535.00</text:p>
          </table:table-cell>
          <table:table-cell office:value-type="string" calcext:value-type="string">
            <text:p>$2225.00</text:p>
          </table:table-cell>
          <table:table-cell office:value-type="string" calcext:value-type="string">
            <text:p>$1668.00</text:p>
          </table:table-cell>
          <table:table-cell office:value-type="string" calcext:value-type="string">
            <text:p>$1219.00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Performance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# of Core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10</text:p>
          </table:table-cell>
          <table:table-cell/>
        </table:table-row>
        <table:table-row table:style-name="ro2">
          <table:table-cell office:value-type="string" calcext:value-type="string">
            <text:p># of Thread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20</text:p>
          </table:table-cell>
          <table:table-cell/>
        </table:table-row>
        <table:table-row table:style-name="ro2">
          <table:table-cell office:value-type="string" calcext:value-type="string">
            <text:p>Processor Base Frequency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2">
          <table:table-cell office:value-type="string" calcext:value-type="string">
            <text:p>Max Turbo Frequency</text:p>
          </table:table-cell>
          <table:table-cell table:number-columns-repeated="3" office:value-type="string" calcext:value-type="string">
            <text:p>3.00 GHz</text:p>
          </table:table-cell>
          <table:table-cell office:value-type="string" calcext:value-type="string">
            <text:p>3.20 GHz</text:p>
          </table:table-cell>
          <table:table-cell office:value-type="string" calcext:value-type="string">
            <text:p>2.80 GHz</text:p>
          </table:table-cell>
          <table:table-cell office:value-type="string" calcext:value-type="string">
            <text:p>2.60 GHz</text:p>
          </table:table-cell>
          <table:table-cell office:value-type="string" calcext:value-type="string">
            <text:p>2.20 GHz</text:p>
          </table:table-cell>
          <table:table-cell office:value-type="string" calcext:value-type="string">
            <text:p>3.20 GHz</text:p>
          </table:table-cell>
          <table:table-cell office:value-type="string" calcext:value-type="string">
            <text:p>2.60 GHz</text:p>
          </table:table-cell>
          <table:table-cell office:value-type="string" calcext:value-type="string">
            <text:p>1.80 GHz</text:p>
          </table:table-cell>
          <table:table-cell/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55 MB</text:p>
          </table:table-cell>
          <table:table-cell office:value-type="string" calcext:value-type="string">
            <text:p>45 MB</text:p>
          </table:table-cell>
          <table:table-cell office:value-type="string" calcext:value-type="string">
            <text:p>40 MB</text:p>
          </table:table-cell>
          <table:table-cell office:value-type="string" calcext:value-type="string">
            <text:p>30 MB</text:p>
          </table:table-cell>
          <table:table-cell office:value-type="string" calcext:value-type="string">
            <text:p>35 MB</text:p>
          </table:table-cell>
          <table:table-cell office:value-type="string" calcext:value-type="string">
            <text:p>30 MB</text:p>
          </table:table-cell>
          <table:table-cell office:value-type="string" calcext:value-type="string">
            <text:p>35 MB</text:p>
          </table:table-cell>
          <table:table-cell table:number-columns-repeated="3" office:value-type="string" calcext:value-type="string">
            <text:p>25 MB</text:p>
          </table:table-cell>
          <table:table-cell/>
        </table:table-row>
        <table:table-row table:style-name="ro2">
          <table:table-cell office:value-type="string" calcext:value-type="string">
            <text:p>Bus Speed</text:p>
          </table:table-cell>
          <table:table-cell table:number-columns-repeated="5" office:value-type="string" calcext:value-type="string">
            <text:p>9.6 GT/s QPI</text:p>
          </table:table-cell>
          <table:table-cell table:number-columns-repeated="4" office:value-type="string" calcext:value-type="string">
            <text:p>8 GT/s QPI</text:p>
          </table:table-cell>
          <table:table-cell office:value-type="string" calcext:value-type="string">
            <text:p>6.4 GT/s QPI</text:p>
          </table:table-cell>
          <table:table-cell/>
        </table:table-row>
        <table:table-row table:style-name="ro2">
          <table:table-cell office:value-type="string" calcext:value-type="string">
            <text:p># of QPI Links</text:p>
          </table:table-cell>
          <table:table-cell table:number-columns-repeated="10"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DP</text:p>
          </table:table-cell>
          <table:table-cell table:number-columns-repeated="2" office:value-type="string" calcext:value-type="string">
            <text:p>135 W</text:p>
          </table:table-cell>
          <table:table-cell office:value-type="string" calcext:value-type="string">
            <text:p>120 W</text:p>
          </table:table-cell>
          <table:table-cell office:value-type="string" calcext:value-type="string">
            <text:p>135 W</text:p>
          </table:table-cell>
          <table:table-cell table:number-columns-repeated="2" office:value-type="string" calcext:value-type="string">
            <text:p>105 W</text:p>
          </table:table-cell>
          <table:table-cell office:value-type="string" calcext:value-type="string">
            <text:p>75 W</text:p>
          </table:table-cell>
          <table:table-cell office:value-type="string" calcext:value-type="string">
            <text:p>135 W</text:p>
          </table:table-cell>
          <table:table-cell table:number-columns-repeated="2" office:value-type="string" calcext:value-type="string">
            <text:p>105 W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Supplemental Information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Embedded Options Availa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Conflict Free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Datasheet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s66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Memory Specification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Max Memory Size (dependent on memory type)</text:p>
          </table:table-cell>
          <table:table-cell table:number-columns-repeated="10" office:value-type="string" calcext:value-type="string">
            <text:p>1.54 TB</text:p>
          </table:table-cell>
          <table:table-cell/>
        </table:table-row>
        <table:table-row table:style-name="ro2">
          <table:table-cell office:value-type="string" calcext:value-type="string">
            <text:p>Memory Types</text:p>
          </table:table-cell>
          <table:table-cell table:number-columns-repeated="10" office:value-type="string" calcext:value-type="string">
            <text:p>DDR4</text:p>
          </table:table-cell>
          <table:table-cell/>
        </table:table-row>
        <table:table-row table:style-name="ro2">
          <table:table-cell office:value-type="string" calcext:value-type="string">
            <text:p>Max # of Memory Channels</text:p>
          </table:table-cell>
          <table:table-cell table:number-columns-repeated="10" office:value-type="string" calcext:value-type="string">
            <text:p>4</text:p>
          </table:table-cell>
          <table:table-cell/>
        </table:table-row>
        <table:table-row table:style-name="ro2">
          <table:table-cell office:value-type="string" calcext:value-type="string">
            <text:p>Max Memory Bandwidth</text:p>
          </table:table-cell>
          <table:table-cell table:number-columns-repeated="10" office:value-type="string" calcext:value-type="string">
            <text:p>68 GB/s</text:p>
          </table:table-cell>
          <table:table-cell/>
        </table:table-row>
        <table:table-row table:style-name="ro2">
          <table:table-cell office:value-type="string" calcext:value-type="string">
            <text:p>Physical Address Extensions</text:p>
          </table:table-cell>
          <table:table-cell table:number-columns-repeated="10" office:value-type="string" calcext:value-type="string">
            <text:p>46-bit</text:p>
          </table:table-cell>
          <table:table-cell/>
        </table:table-row>
        <table:table-row table:style-name="ro2">
          <table:table-cell office:value-type="string" calcext:value-type="string">
            <text:p>ECC Memory Supported <text:s text:c="2"/>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Graphics Specification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Processor Graphics ‡</text:p>
          </table:table-cell>
          <table:table-cell table:number-columns-repeated="10" office:value-type="string" calcext:value-type="string">
            <text:p>None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Expansion Option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Scalability</text:p>
          </table:table-cell>
          <table:table-cell table:number-columns-repeated="10" office:value-type="string" calcext:value-type="string">
            <text:p>4S</text:p>
          </table:table-cell>
          <table:table-cell/>
        </table:table-row>
        <table:table-row table:style-name="ro2">
          <table:table-cell office:value-type="string" calcext:value-type="string">
            <text:p>PCI Express Revision</text:p>
          </table:table-cell>
          <table:table-cell table:number-columns-repeated="10" office:value-type="string" calcext:value-type="string">
            <text:p>3.0</text:p>
          </table:table-cell>
          <table:table-cell/>
        </table:table-row>
        <table:table-row table:style-name="ro2">
          <table:table-cell office:value-type="string" calcext:value-type="string">
            <text:p>PCI Express Configurations ‡</text:p>
          </table:table-cell>
          <table:table-cell table:number-columns-repeated="10" office:value-type="string" calcext:value-type="string">
            <text:p>x4, x8, x16</text:p>
          </table:table-cell>
          <table:table-cell/>
        </table:table-row>
        <table:table-row table:style-name="ro2">
          <table:table-cell office:value-type="string" calcext:value-type="string">
            <text:p>Max # of PCI Express Lanes</text:p>
          </table:table-cell>
          <table:table-cell table:number-columns-repeated="10" office:value-type="string" calcext:value-type="string">
            <text:p>40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Package Specification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Sockets Supported</text:p>
          </table:table-cell>
          <table:table-cell table:number-columns-repeated="10" office:value-type="string" calcext:value-type="string">
            <text:p>FCLGA2011-3</text:p>
          </table:table-cell>
          <table:table-cell/>
        </table:table-row>
        <table:table-row table:style-name="ro2">
          <table:table-cell office:value-type="string" calcext:value-type="string">
            <text:p>Max CPU Configuration</text:p>
          </table:table-cell>
          <table:table-cell table:number-columns-repeated="10" office:value-type="string" calcext:value-type="string">
            <text:p>4</text:p>
          </table:table-cell>
          <table:table-cell/>
        </table:table-row>
        <table:table-row table:style-name="ro2">
          <table:table-cell office:value-type="string" calcext:value-type="string">
            <text:p>T&lt;sub&gt;CASE&lt;/sub&gt;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79</text:p>
          </table:table-cell>
          <table:table-cell/>
        </table:table-row>
        <table:table-row table:style-name="ro2">
          <table:table-cell office:value-type="string" calcext:value-type="string">
            <text:p>Package Size</text:p>
          </table:table-cell>
          <table:table-cell table:number-columns-repeated="10" office:value-type="string" calcext:value-type="string">
            <text:p>45mm x 52.5mm </text:p>
          </table:table-cell>
          <table:table-cell/>
        </table:table-row>
        <table:table-row table:style-name="ro2">
          <table:table-cell office:value-type="string" calcext:value-type="string">
            <text:p>Low Halogen Options Available</text:p>
          </table:table-cell>
          <table:table-cell table:number-columns-repeated="10" office:value-type="string" calcext:value-type="string">
            <text:p>See MDDS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Advanced Technologies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Intel® Turbo Boost Technology</text:p>
          </table:table-cell>
          <table:table-cell table:number-columns-repeated="9" office:value-type="string" calcext:value-type="string">
            <text:p>2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l® Hyper-Threading Technology ‡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Virtualization Technology (VT-x)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Virtualization Technology for Directed I/O (VT-d)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VT-x with Extended Page Tables (EPT)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TSX-NI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64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struction Set</text:p>
          </table:table-cell>
          <table:table-cell table:number-columns-repeated="10" office:value-type="string" calcext:value-type="string">
            <text:p>64-bit</text:p>
          </table:table-cell>
          <table:table-cell/>
        </table:table-row>
        <table:table-row table:style-name="ro2">
          <table:table-cell office:value-type="string" calcext:value-type="string">
            <text:p>Instruction Set Extensions</text:p>
          </table:table-cell>
          <table:table-cell table:number-columns-repeated="10" office:value-type="string" calcext:value-type="string">
            <text:p>AVX 2.0</text:p>
          </table:table-cell>
          <table:table-cell/>
        </table:table-row>
        <table:table-row table:style-name="ro2">
          <table:table-cell office:value-type="string" calcext:value-type="string">
            <text:p>Idle States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nhanced Intel SpeedStep® Technology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hermal Monitoring Technologies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Intel® Flex Memory Access</text:p>
          </table:table-cell>
          <table:table-cell table:number-columns-repeated="10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ntel® Instruction Replay Technology</text:p>
          </table:table-cell>
          <table:table-cell table:number-columns-repeated="10" office:value-type="string" calcext:value-type="string">
            <text:p>No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Intel® Data Protection Technology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Intel® AES New Instructions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ecure Key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table:style-name="m59140552" office:value-type="string" calcext:value-type="string" table:number-columns-spanned="11" table:number-rows-spanned="1">
            <text:p>Intel® Platform Protection Technology</text:p>
          </table:table-cell>
          <table:covered-table-cell table:number-columns-repeated="10" table:style-name="Normal"/>
          <table:table-cell/>
        </table:table-row>
        <table:table-row table:style-name="ro2">
          <table:table-cell office:value-type="string" calcext:value-type="string">
            <text:p>OS Guard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rusted Execution Technology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Execute Disable Bit ‡</text:p>
          </table:table-cell>
          <table:table-cell table:number-columns-repeated="10" office:value-type="string" calcext:value-type="string">
            <text:p>Yes</text:p>
          </table:table-cell>
          <table:table-cell/>
        </table:table-row>
        <table:table-row table:style-name="ro3">
          <table:table-cell table:style-name="Default" table:number-columns-repeated="11"/>
          <table:table-cell/>
        </table:table-row>
        <table:table-row table:style-name="ro3">
          <table:table-cell table:style-name="Normal" office:value-type="string" calcext:value-type="string">
            <text:p>compute</text:p>
          </table:table-cell>
          <table:table-cell table:style-name="Normal" table:formula="of:=[.B14]*[.B15]" office:value-type="float" office:value="96.8" calcext:value-type="float">
            <text:p>96.8</text:p>
          </table:table-cell>
          <table:table-cell table:style-name="Normal" table:formula="of:=[.C14]*[.C15]" office:value-type="float" office:value="79.2" calcext:value-type="float">
            <text:p>79.2</text:p>
          </table:table-cell>
          <table:table-cell table:style-name="Normal" table:formula="of:=[.D14]*[.D15]" office:value-type="float" office:value="70.4" calcext:value-type="float">
            <text:p>70.4</text:p>
          </table:table-cell>
          <table:table-cell table:style-name="Normal" table:formula="of:=[.E14]*[.E15]" office:value-type="float" office:value="40" calcext:value-type="float">
            <text:p>40</text:p>
          </table:table-cell>
          <table:table-cell table:style-name="Normal" table:formula="of:=[.F14]*[.F15]" office:value-type="float" office:value="61.6" calcext:value-type="float">
            <text:p>61.6</text:p>
          </table:table-cell>
          <table:table-cell table:style-name="Normal" table:formula="of:=[.G14]*[.G15]" office:value-type="float" office:value="50.4" calcext:value-type="float">
            <text:p>50.4</text:p>
          </table:table-cell>
          <table:table-cell table:style-name="Normal" table:formula="of:=[.H14]*[.H15]" office:value-type="float" office:value="50.4" calcext:value-type="float">
            <text:p>50.4</text:p>
          </table:table-cell>
          <table:table-cell table:style-name="Normal" table:formula="of:=[.I14]*[.I15]" office:value-type="float" office:value="26" calcext:value-type="float">
            <text:p>26</text:p>
          </table:table-cell>
          <table:table-cell table:style-name="Normal" table:formula="of:=[.J14]*[.J15]" office:value-type="float" office:value="42" calcext:value-type="float">
            <text:p>42</text:p>
          </table:table-cell>
          <table:table-cell table:style-name="Normal" table:formula="of:=[.K14]*[.K15]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Normal" office:value-type="string" calcext:value-type="string">
            <text:p>compute/dollar</text:p>
          </table:table-cell>
          <table:table-cell table:style-name="Normal" table:formula="of:=[.B68]/[.B11]" office:value-type="float" office:value="0.0138147566718995" calcext:value-type="float">
            <text:p>0.0138147566719</text:p>
          </table:table-cell>
          <table:table-cell table:style-name="Normal" table:formula="of:=[.C68]/[.C11]" office:value-type="float" office:value="0.0138244021644266" calcext:value-type="float">
            <text:p>0.013824402164427</text:p>
          </table:table-cell>
          <table:table-cell table:style-name="Normal" table:formula="of:=[.D68]/[.D11]" office:value-type="float" office:value="0.0148931669134758" calcext:value-type="float">
            <text:p>0.014893166913476</text:p>
          </table:table-cell>
          <table:table-cell table:style-name="Normal" table:formula="of:=[.E68]/[.E11]" office:value-type="float" office:value="0.00866551126516464" calcext:value-type="float">
            <text:p>0.008665511265165</text:p>
          </table:table-cell>
          <table:table-cell table:style-name="Normal" table:formula="of:=[.F68]/[.F11]" office:value-type="float" office:value="0.0160500260552371" calcext:value-type="float">
            <text:p>0.016050026055237</text:p>
          </table:table-cell>
          <table:table-cell table:style-name="Normal" table:formula="of:=[.G68]/[.G11]" office:value-type="float" office:value="0.0177652449770885" calcext:value-type="float">
            <text:p>0.017765244977089</text:p>
          </table:table-cell>
          <table:table-cell table:style-name="Normal" table:formula="of:=[.H68]/[.H11]" office:value-type="float" office:value="0.0198816568047337" calcext:value-type="float">
            <text:p>0.019881656804734</text:p>
          </table:table-cell>
          <table:table-cell table:style-name="Normal" table:formula="of:=[.I68]/[.I11]" office:value-type="float" office:value="0.011685393258427" calcext:value-type="float">
            <text:p>0.011685393258427</text:p>
          </table:table-cell>
          <table:table-cell table:style-name="Normal" table:formula="of:=[.J68]/[.J11]" office:value-type="float" office:value="0.0251798561151079" calcext:value-type="float">
            <text:p>0.025179856115108</text:p>
          </table:table-cell>
          <table:table-cell table:style-name="Normal" table:formula="of:=[.K68]/[.K11]" office:value-type="float" office:value="0.029532403609516" calcext:value-type="float">
            <text:p>0.029532403609516</text:p>
          </table:table-cell>
          <table:table-cell/>
        </table:table-row>
        <table:table-row table:style-name="ro3">
          <table:table-cell table:style-name="Normal" office:value-type="string" calcext:value-type="string">
            <text:p>core-compute/dollar</text:p>
          </table:table-cell>
          <table:table-cell table:style-name="Normal" table:formula="of:=[.B13]^2*[.B14]/[.B11]" office:value-type="float" office:value="3.0392464678179" calcext:value-type="float">
            <text:p>3.0392464678179</text:p>
          </table:table-cell>
          <table:table-cell table:style-name="Normal" table:formula="of:=[.C13]^2*[.C14]/[.C11]" office:value-type="float" office:value="2.0359574096701" calcext:value-type="float">
            <text:p>2.0359574096701</text:p>
          </table:table-cell>
          <table:table-cell table:style-name="Normal" table:formula="of:=[.D13]^2*[.D14]/[.D11]" office:value-type="float" office:value="1.73302305902264" calcext:value-type="float">
            <text:p>1.73302305902264</text:p>
          </table:table-cell>
          <table:table-cell table:style-name="Normal" table:formula="of:=[.E13]^2*[.E14]/[.E11]" office:value-type="float" office:value="0.221837088388215" calcext:value-type="float">
            <text:p>0.221837088388215</text:p>
          </table:table-cell>
          <table:table-cell table:style-name="Normal" table:formula="of:=[.F13]^2*[.F14]/[.F11]" office:value-type="float" office:value="1.42991141219385" calcext:value-type="float">
            <text:p>1.42991141219385</text:p>
          </table:table-cell>
          <table:table-cell table:style-name="Normal" table:formula="of:=[.G13]^2*[.G14]/[.G11]" office:value-type="float" office:value="1.21818822700035" calcext:value-type="float">
            <text:p>1.21818822700035</text:p>
          </table:table-cell>
          <table:table-cell table:style-name="Normal" table:formula="of:=[.H13]^2*[.H14]/[.H11]" office:value-type="float" office:value="2.16489151873767" calcext:value-type="float">
            <text:p>2.16489151873767</text:p>
          </table:table-cell>
          <table:table-cell table:style-name="Normal" table:formula="of:=[.I13]^2*[.I14]/[.I11]" office:value-type="float" office:value="0.449438202247191" calcext:value-type="float">
            <text:p>0.449438202247191</text:p>
          </table:table-cell>
          <table:table-cell table:style-name="Normal" table:formula="of:=[.J13]^2*[.J14]/[.J11]" office:value-type="float" office:value="1.19904076738609" calcext:value-type="float">
            <text:p>1.19904076738609</text:p>
          </table:table-cell>
          <table:table-cell table:style-name="Normal" table:formula="of:=[.K13]^2*[.K14]/[.K11]" office:value-type="float" office:value="1.64068908941756" calcext:value-type="float">
            <text:p>1.64068908941756</text:p>
          </table:table-cell>
          <table:table-cell/>
        </table:table-row>
        <table:table-row table:style-name="ro3">
          <table:table-cell table:style-name="Default" office:value-type="string" calcext:value-type="string">
            <text:p>core/dollar</text:p>
          </table:table-cell>
          <table:table-cell table:style-name="Default" table:formula="of:=[.B14]/[.B11]" office:value-type="float" office:value="0.00627943485086342" calcext:value-type="float">
            <text:p>0.006279434850863</text:p>
          </table:table-cell>
          <table:table-cell table:style-name="Default" table:formula="of:=[.C14]/[.C11]" office:value-type="float" office:value="0.00628381916564846" calcext:value-type="float">
            <text:p>0.006283819165648</text:p>
          </table:table-cell>
          <table:table-cell table:style-name="Default" table:formula="of:=[.D14]/[.D11]" office:value-type="float" office:value="0.00676962132430717" calcext:value-type="float">
            <text:p>0.006769621324307</text:p>
          </table:table-cell>
          <table:table-cell table:style-name="Default" table:formula="of:=[.E14]/[.E11]" office:value-type="float" office:value="0.00346620450606586" calcext:value-type="float">
            <text:p>0.003466204506066</text:p>
          </table:table-cell>
          <table:table-cell table:style-name="Default" table:formula="of:=[.F14]/[.F11]" office:value-type="float" office:value="0.00729546638874414" calcext:value-type="float">
            <text:p>0.007295466388744</text:p>
          </table:table-cell>
          <table:table-cell table:style-name="Default" table:formula="of:=[.G14]/[.G11]" office:value-type="float" office:value="0.00845964046528023" calcext:value-type="float">
            <text:p>0.00845964046528</text:p>
          </table:table-cell>
          <table:table-cell table:style-name="Default" table:formula="of:=[.H14]/[.H11]" office:value-type="float" office:value="0.0110453648915187" calcext:value-type="float">
            <text:p>0.011045364891519</text:p>
          </table:table-cell>
          <table:table-cell table:style-name="Default" table:formula="of:=[.I14]/[.I11]" office:value-type="float" office:value="0.00449438202247191" calcext:value-type="float">
            <text:p>0.004494382022472</text:p>
          </table:table-cell>
          <table:table-cell table:style-name="Default" table:formula="of:=[.J14]/[.J11]" office:value-type="float" office:value="0.0119904076738609" calcext:value-type="float">
            <text:p>0.011990407673861</text:p>
          </table:table-cell>
          <table:table-cell table:style-name="Default" table:formula="of:=[.K14]/[.K11]" office:value-type="float" office:value="0.0164068908941756" calcext:value-type="float">
            <text:p>0.016406890894176</text:p>
          </table:table-cell>
          <table:table-cell/>
        </table:table-row>
        <table:table-row table:style-name="ro3">
          <table:table-cell table:style-name="Normal" office:value-type="string" calcext:value-type="string">
            <text:p># Core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10</text:p>
          </table:table-cell>
          <table:table-cell/>
        </table:table-row>
        <table:table-row table:style-name="ro3">
          <table:table-cell table:style-name="Normal" office:value-type="string" calcext:value-type="string">
            <text:p># Threads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20</text:p>
          </table:table-cell>
          <table:table-cell/>
        </table:table-row>
        <table:table-row table:style-name="ro3">
          <table:table-cell table:style-name="Normal" office:value-type="string" calcext:value-type="string">
            <text:p>Base Clock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style-name="Default"/>
        </table:table-row>
        <table:table-row table:style-name="ro3">
          <table:table-cell office:value-type="string" calcext:value-type="string">
            <text:p>Processor Number</text:p>
          </table:table-cell>
          <table:table-cell office:value-type="string" calcext:value-type="string">
            <text:p>E5-4669V4</text:p>
          </table:table-cell>
          <table:table-cell office:value-type="string" calcext:value-type="string">
            <text:p>E5-4667V4</text:p>
          </table:table-cell>
          <table:table-cell office:value-type="string" calcext:value-type="string">
            <text:p>E5-4660V4</text:p>
          </table:table-cell>
          <table:table-cell office:value-type="string" calcext:value-type="string">
            <text:p>E5-4655V4</text:p>
          </table:table-cell>
          <table:table-cell office:value-type="string" calcext:value-type="string">
            <text:p>E5-4650V4</text:p>
          </table:table-cell>
          <table:table-cell office:value-type="string" calcext:value-type="string">
            <text:p>E5-4640V4</text:p>
          </table:table-cell>
          <table:table-cell office:value-type="string" calcext:value-type="string">
            <text:p>E5-4628LV4</text:p>
          </table:table-cell>
          <table:table-cell office:value-type="string" calcext:value-type="string">
            <text:p>E5-4627V4</text:p>
          </table:table-cell>
          <table:table-cell office:value-type="string" calcext:value-type="string">
            <text:p>E5-4620V4</text:p>
          </table:table-cell>
          <table:table-cell office:value-type="string" calcext:value-type="string">
            <text:p>E5-4610V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initial-creator>Nick Grunloh</meta:initial-creator>
    <meta:creation-date>2017-06-30T19:54:44</meta:creation-date>
    <dc:date>2017-06-30T23:13:45.073773281</dc:date>
    <meta:editing-duration>PT5M56S</meta:editing-duration>
    <meta:editing-cycles>1</meta:editing-cycles>
    <meta:document-statistic meta:table-count="1" meta:cell-count="692" meta:object-count="0"/>
    <meta:user-defined meta:name="Version">14.00</meta:user-defined>
  </office:meta>
</office:document-meta>
</file>